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6f8f"/>
    </style:style>
    <style:style style:name="T1" style:family="text">
      <style:text-properties officeooo:rsid="000db0c8"/>
    </style:style>
    <style:style style:name="T2" style:family="text">
      <style:text-properties officeooo:rsid="000d6f8f"/>
    </style:style>
    <style:style style:name="T3" style:family="text">
      <style:text-properties officeooo:rsid="000e4d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esting of ne documents </text:span><text:span text:style-name="T1">properly </text:span><text:span text:style-name="T3">is done no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1:07:58.653179508</meta:creation-date>
    <dc:date>2021-03-25T14:17:30.116684929</dc:date>
    <meta:editing-duration>PT5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" meta:word-count="8" meta:character-count="44" meta:non-whitespace-character-count="37"/>
  </office:meta>
</office:document-meta>
</file>